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04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2.051cm"/>
    </style:style>
    <style:style style:name="co4" style:family="table-column">
      <style:table-column-properties fo:break-before="auto" style:column-width="11.984cm"/>
    </style:style>
    <style:style style:name="co5" style:family="table-column">
      <style:table-column-properties fo:break-before="auto" style:column-width="0.852cm"/>
    </style:style>
    <style:style style:name="co6" style:family="table-column">
      <style:table-column-properties fo:break-before="auto" style:column-width="4.038cm"/>
    </style:style>
    <style:style style:name="co7" style:family="table-column">
      <style:table-column-properties fo:break-before="auto" style:column-width="3.658cm"/>
    </style:style>
    <style:style style:name="co8" style:family="table-column">
      <style:table-column-properties fo:break-before="auto" style:column-width="3.14cm"/>
    </style:style>
    <style:style style:name="co9" style:family="table-column">
      <style:table-column-properties fo:break-before="auto" style:column-width="4.339cm"/>
    </style:style>
    <style:style style:name="co10" style:family="table-column">
      <style:table-column-properties fo:break-before="auto" style:column-width="13.183cm"/>
    </style:style>
    <style:style style:name="co11" style:family="table-column">
      <style:table-column-properties fo:break-before="auto" style:column-width="14.3cm"/>
    </style:style>
    <style:style style:name="co12" style:family="table-column">
      <style:table-column-properties fo:break-before="auto" style:column-width="7.18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1.566cm" fo:break-before="auto" style:use-optimal-row-height="false"/>
    </style:style>
    <style:style style:name="ro2" style:family="table-row">
      <style:table-row-properties style:row-height="4.81cm" fo:break-before="auto" style:use-optimal-row-height="true"/>
    </style:style>
    <style:style style:name="ro3" style:family="table-row">
      <style:table-row-properties style:row-height="3.267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f6f9d4" style:text-align-source="fix" style:repeat-content="false" fo:wrap-option="wrap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5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report-StringCompres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equivalent_candidate</text:p>
          </table:table-cell>
          <table:table-cell table:style-name="ce1" office:value-type="string" calcext:value-type="string">
            <text:p>total_survived_suites</text:p>
          </table:table-cell>
          <table:table-cell table:style-name="ce1" office:value-type="string" calcext:value-type="string">
            <text:p>total_killed_suites</text:p>
          </table:table-cell>
          <table:table-cell table:style-name="ce1" office:value-type="string" calcext:value-type="string">
            <text:p>total_no_coverage_suites</text:p>
          </table:table-cell>
          <table:table-cell table:style-name="ce3" office:value-type="string" calcext:value-type="string">
            <text:p>killed_by_suites</text:p>
          </table:table-cell>
          <table:table-cell table:style-name="ce3" office:value-type="string" calcext:value-type="string">
            <text:p>survived_in_suites</text:p>
          </table:table-cell>
          <table:table-cell table:style-name="ce3" office:value-type="string" calcext:value-type="string">
            <text:p>no_coverage_suites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ConditionalsBoundary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Y</text:p>
          </table:table-cell>
          <table:table-cell table:style-name="ce2" office:value-type="float" office:value="25" calcext:value-type="float">
            <text:p>2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-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3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FS3Test, StringCompressionGrok_OS5Test, StringCompressionGrok_ZS2Test, StringCompressionGrok_ZS3Test, StringCompressionGrok_ZS4Test, StringCompressionGrok_ZS5Test, StringCompressionLlama_FS5Test, StringCompressionLlama_ZS1Test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4Test, StringCompressionGrok_FS5Test, StringCompressionGrok_OS3Test, StringCompressionGrok_OS4Test, StringCompressionGrok_POT1Test, StringCompressionGrok_POT2Test, StringCompressionGrok_POT3Test, StringCompressionGrok_POT4Test, StringCompressionGrok_POT5Test, StringCompressionLlama_COC1Test, StringCompressionLlama_COC2Test, StringCompressionLlama_COC4Test</text:p>
          </table:table-cell>
          <table:table-cell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4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5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6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7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8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09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0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1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Math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2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3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4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28" calcext:value-type="float">
            <text:p>28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5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6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1" calcext:value-type="float">
            <text:p>31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7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8</text:p>
          </table:table-cell>
          <table:table-cell table:style-name="ce2" office:value-type="string" calcext:value-type="string">
            <text:p>OP03</text:p>
          </table:table-cell>
          <table:table-cell table:style-name="ce2" office:value-type="string" calcext:value-type="string">
            <text:p>org.pitest.mutationtest.engine.gregor.mutators.NegateCondition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19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returns.EmptyObjectReturnV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2">
          <table:table-cell table:style-name="ce2" office:value-type="string" calcext:value-type="string">
            <text:p>StringCompression</text:p>
          </table:table-cell>
          <table:table-cell table:style-name="ce2" office:value-type="string" calcext:value-type="string">
            <text:p>M020</text:p>
          </table:table-cell>
          <table:table-cell table:style-name="ce2" office:value-type="string" calcext:value-type="string">
            <text:p>OP04</text:p>
          </table:table-cell>
          <table:table-cell table:style-name="ce2" office:value-type="string" calcext:value-type="string">
            <text:p>org.pitest.mutationtest.engine.gregor.mutators.returns.EmptyObjectReturnValsMutator</text:p>
          </table:table-cell>
          <table:table-cell table:style-name="ce2" office:value-type="string" calcext:value-type="string">
            <text:p>compress</text:p>
          </table:table-cell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N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style-name="ce4" office:value-type="string" calcext:value-type="string">
            <text:p>StringCompressionGrok_COC1Test, StringCompressionGrok_COC2Test, StringCompressionGrok_COC3Test, StringCompressionGrok_COC4Test, StringCompressionGrok_FS2Test, StringCompressionGrok_FS3Test, StringCompressionGrok_FS4Test, StringCompressionGrok_FS5Test, StringCompressionGrok_OS3Test, StringCompressionGrok_OS4Test, StringCompressionGrok_OS5Test, StringCompressionGrok_POT1Test, StringCompressionGrok_POT2Test, StringCompressionGrok_POT3Test, StringCompressionGrok_POT4Test, StringCompressionGrok_POT5Test, StringCompressionGrok_ZS2Test, StringCompressionGrok_ZS3Test, StringCompressionGrok_ZS4Test, StringCompressionGrok_ZS5Test, StringCompressionLlama_COC1Test, StringCompressionLlama_COC2Test, StringCompressionLlama_COC4Test, StringCompressionLlama_FS5Test, StringCompressionLlama_ZS1Test</text:p>
          </table:table-cell>
          <table:table-cell table:number-columns-repeated="2" table:style-name="ce4" office:value-type="string" calcext:value-type="string">
            <text:p>-</text:p>
          </table:table-cell>
        </table:table-row>
        <table:table-row table:style-name="ro4" table:number-rows-repeated="1048554">
          <table:table-cell table:number-columns-repeated="13"/>
        </table:table-row>
        <table:table-row table:style-name="ro4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15:22:25.842970611</dc:date>
    <meta:editing-duration>PT1M43S</meta:editing-duration>
    <meta:editing-cycles>1</meta:editing-cycles>
    <meta:document-statistic meta:table-count="1" meta:cell-count="273" meta:object-count="0"/>
    <meta:generator>LibreOffice/24.2.7.2$Linux_X86_64 LibreOffice_project/420$Build-2</meta:generator>
  </office:meta>
</office:document-meta>
</file>